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0.3165in"/>
    </style:style>
    <style:style style:name="co3" style:family="table-column">
      <style:table-column-properties fo:break-before="auto" style:column-width="0.2291in"/>
    </style:style>
    <style:style style:name="co4" style:family="table-column">
      <style:table-column-properties fo:break-before="auto" style:column-width="0.698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7398in" fo:break-before="auto" style:use-optimal-row-height="false"/>
    </style:style>
    <style:style style:name="ro6" style:family="table-row">
      <style:table-row-properties style:row-height="1.0835in" fo:break-before="auto" style:use-optimal-row-height="false"/>
    </style:style>
    <style:style style:name="ro7" style:family="table-row">
      <style:table-row-properties style:row-height="0.5in" fo:break-before="auto" style:use-optimal-row-height="false"/>
    </style:style>
    <style:style style:name="ro8" style:family="table-row">
      <style:table-row-properties style:row-height="0.3102in" fo:break-before="auto" style:use-optimal-row-height="false"/>
    </style:style>
    <style:style style:name="ro9" style:family="table-row">
      <style:table-row-properties style:row-height="0.9374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PageStyle_5f_I.Problem_20_Statemen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language="vi" fo:country="VN" fo:font-style="normal" style:font-name-asian="WenQuanYi Zen Hei" style:font-style-asian="normal" style:font-style-complex="normal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font-style="italic" style:font-style-asian="italic" style:font-style-complex="italic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tyle="italic" style:font-style-asian="italic" style:font-style-complex="italic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8" style:family="table-cell" style:parent-style-name="Excel_20_Built-in_20_Normal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font-style="italic" style:font-style-asian="italic" style:font-style-complex="italic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font-style="italic" style:font-style-asian="italic" style:font-style-complex="italic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font-style="italic" style:font-style-asian="italic" style:font-style-complex="italic"/>
    </style:style>
    <style:style style:name="ce1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T1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.Problem Statement" table:style-name="ta1" table:print-ranges="'I.Problem Statement'.A1:'I.Problem Statement'.AE39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number-columns-repeated="10" table:default-cell-style-name="ce2"/>
        <table:table-column table:style-name="co1" table:number-columns-repeated="21" table:default-cell-style-name="ce2"/>
        <table:table-column table:style-name="co4" table:number-columns-repeated="989" table:default-cell-style-name="ce2"/>
        <table:table-row table:style-name="ro1">
          <table:table-cell table:style-name="ce1" office:value-type="string">
            <text:p>1.</text:p>
          </table:table-cell>
          <table:table-cell table:style-name="ce1" office:value-type="string">
            <text:p>Introduction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table:number-columns-spanned="30" table:number-rows-spanned="1">
            <text:p>Our end user is people who uses smartphone or web to introduce product. Candidate buyer can search, </text:p>
          </table:table-cell>
          <table:covered-table-cell table:number-columns-repeated="29" table:style-name="ce4"/>
          <table:table-cell table:number-columns-repeated="993"/>
        </table:table-row>
        <table:table-row table:style-name="ro1">
          <table:table-cell table:style-name="ce1" office:value-type="string">
            <text:p>2.</text:p>
          </table:table-cell>
          <table:table-cell table:style-name="ce1" office:value-type="string">
            <text:p>Customer Requirement Specification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5" office:value-type="string" table:number-columns-spanned="29" table:number-rows-spanned="1">
            <text:p>[List the end user's desire]</text:p>
          </table:table-cell>
          <table:covered-table-cell table:number-columns-repeated="28" table:style-name="ce4"/>
          <table:table-cell table:number-columns-repeated="993"/>
        </table:table-row>
        <table:table-row table:style-name="ro1">
          <table:table-cell table:number-columns-repeated="2"/>
          <table:table-cell table:style-name="ce4"/>
          <table:table-cell table:style-name="ce9" office:value-type="string">
            <text:p>- Highest desire</text:p>
          </table:table-cell>
          <table:table-cell table:style-name="ce10" table:number-columns-repeated="4"/>
          <table:table-cell table:style-name="ce4" table:number-columns-repeated="4"/>
          <table:table-cell table:number-columns-repeated="1012"/>
        </table:table-row>
        <table:table-row table:style-name="ro1">
          <table:table-cell table:number-columns-repeated="2"/>
          <table:table-cell table:style-name="ce4"/>
          <table:table-cell table:style-name="ce10"/>
          <table:table-cell table:style-name="ce9" office:value-type="string">
            <text:p>+ Rao bán sản phẩm</text:p>
          </table:table-cell>
          <table:table-cell table:style-name="ce10" table:number-columns-repeated="3"/>
          <table:table-cell table:style-name="ce4" table:number-columns-repeated="4"/>
          <table:table-cell table:number-columns-repeated="1012"/>
        </table:table-row>
        <table:table-row table:style-name="ro1">
          <table:table-cell table:number-columns-repeated="2"/>
          <table:table-cell table:style-name="ce4"/>
          <table:table-cell table:style-name="ce10"/>
          <table:table-cell table:style-name="ce9" office:value-type="string">
            <text:p>+ Trả giá, đặt hàng</text:p>
          </table:table-cell>
          <table:table-cell table:style-name="ce10" table:number-columns-repeated="3"/>
          <table:table-cell table:style-name="ce4" table:number-columns-repeated="4"/>
          <table:table-cell table:number-columns-repeated="1012"/>
        </table:table-row>
        <table:table-row table:style-name="ro1">
          <table:table-cell table:number-columns-repeated="2"/>
          <table:table-cell table:style-name="ce4"/>
          <table:table-cell table:style-name="ce10"/>
          <table:table-cell table:style-name="ce9" office:value-type="string">
            <text:p>+ Thanh toán</text:p>
          </table:table-cell>
          <table:table-cell table:style-name="ce9"/>
          <table:table-cell table:style-name="ce10" table:number-columns-repeated="2"/>
          <table:table-cell table:style-name="ce4" table:number-columns-repeated="4"/>
          <table:table-cell table:number-columns-repeated="1012"/>
        </table:table-row>
        <table:table-row table:style-name="ro1">
          <table:table-cell table:number-columns-repeated="2"/>
          <table:table-cell table:style-name="ce4"/>
          <table:table-cell table:style-name="ce10"/>
          <table:table-cell table:style-name="ce9" table:number-columns-repeated="2"/>
          <table:table-cell table:style-name="ce10" table:number-columns-repeated="2"/>
          <table:table-cell table:style-name="ce4" table:number-columns-repeated="4"/>
          <table:table-cell table:number-columns-repeated="1012"/>
        </table:table-row>
        <table:table-row table:style-name="ro4">
          <table:table-cell table:number-columns-repeated="2"/>
          <table:table-cell table:style-name="ce6" office:value-type="string" table:number-columns-spanned="29" table:number-rows-spanned="1">
            <text:p>From the end user's needs, our customer gives the following requirements:</text:p>
          </table:table-cell>
          <table:covered-table-cell table:style-name="ce4"/>
          <table:covered-table-cell table:number-columns-repeated="2" table:style-name="ce15"/>
          <table:covered-table-cell table:number-columns-repeated="6" table:style-name="ce4"/>
          <table:covered-table-cell table:number-columns-repeated="19"/>
          <table:table-cell table:number-columns-repeated="993"/>
        </table:table-row>
        <table:table-row table:style-name="ro5">
          <table:table-cell table:number-columns-repeated="2"/>
          <table:table-cell table:style-name="ce7" office:value-type="string">
            <text:p>1.</text:p>
          </table:table-cell>
          <table:table-cell table:style-name="ce11" office:value-type="string" table:number-columns-spanned="27" table:number-rows-spanned="1">
            <text:p>Function 1</text:p>
          </table:table-cell>
          <table:covered-table-cell table:number-columns-repeated="26" table:style-name="ce12"/>
          <table:table-cell table:number-columns-repeated="993"/>
          <table:table-cell table:style-name="Default"/>
        </table:table-row>
        <table:table-row table:style-name="ro6">
          <table:table-cell table:number-columns-repeated="2"/>
          <table:table-cell table:style-name="ce7" office:value-type="string">
            <text:p>2.</text:p>
          </table:table-cell>
          <table:table-cell table:style-name="ce11" office:value-type="string" table:number-columns-spanned="27" table:number-rows-spanned="1">
            <text:p>Function 2</text:p>
          </table:table-cell>
          <table:covered-table-cell table:number-columns-repeated="26" table:style-name="ce12"/>
          <table:table-cell table:number-columns-repeated="993"/>
          <table:table-cell table:style-name="Default"/>
        </table:table-row>
        <table:table-row table:style-name="ro7">
          <table:table-cell table:number-columns-repeated="2"/>
          <table:table-cell table:style-name="ce7" office:value-type="string">
            <text:p>3.</text:p>
          </table:table-cell>
          <table:table-cell table:style-name="ce12" office:value-type="string" table:number-columns-spanned="27" table:number-rows-spanned="1">
            <text:p>Function 3</text:p>
          </table:table-cell>
          <table:covered-table-cell table:number-columns-repeated="26" table:style-name="ce12"/>
          <table:table-cell table:number-columns-repeated="993"/>
          <table:table-cell table:style-name="Default"/>
        </table:table-row>
        <table:table-row table:style-name="ro8">
          <table:table-cell table:number-columns-repeated="2"/>
          <table:table-cell table:style-name="ce7" office:value-type="string">
            <text:p>4.</text:p>
          </table:table-cell>
          <table:table-cell table:style-name="ce12" office:value-type="string" table:number-columns-spanned="27" table:number-rows-spanned="1">
            <text:p>Function 4</text:p>
          </table:table-cell>
          <table:covered-table-cell table:number-columns-repeated="26" table:style-name="ce12"/>
          <table:table-cell table:number-columns-repeated="993"/>
          <table:table-cell table:style-name="Default"/>
        </table:table-row>
        <table:table-row table:style-name="ro9">
          <table:table-cell table:number-columns-repeated="2"/>
          <table:table-cell table:style-name="ce7" office:value-type="string">
            <text:p>5.</text:p>
          </table:table-cell>
          <table:table-cell table:style-name="ce12" office:value-type="string" table:number-columns-spanned="27" table:number-rows-spanned="1">
            <text:p>Function 5</text:p>
          </table:table-cell>
          <table:covered-table-cell table:number-columns-repeated="26" table:style-name="ce12"/>
          <table:table-cell table:number-columns-repeated="993"/>
          <table:table-cell table:style-name="Default"/>
        </table:table-row>
        <table:table-row table:style-name="ro1">
          <table:table-cell table:number-columns-repeated="3"/>
          <table:table-cell table:style-name="ce13" table:number-columns-repeated="9"/>
          <table:table-cell table:number-columns-repeated="1012"/>
        </table:table-row>
        <table:table-row table:style-name="ro1">
          <table:table-cell/>
          <table:table-cell table:style-name="ce1" office:value-type="string">
            <text:p>2.1</text:p>
          </table:table-cell>
          <table:table-cell table:style-name="ce8" office:value-type="string">
            <text:p>Standards pla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Source code must be followed a standard coding convention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in business logic methods must be tested: has evidence with test cases, test c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in business functions must be tested; has evidence with screen captures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2.2</text:p>
          </table:table-cell>
          <table:table-cell table:style-name="ce8" office:value-type="string">
            <text:p>Documentat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The document will be in the form of following: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Project pla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U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R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esign documents (HLD, ADD, DDD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Unit Test Cas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Unit Test Report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>
            <text:p>2.3</text:p>
          </table:table-cell>
          <table:table-cell table:style-name="ce1" office:value-type="string">
            <text:p>Compatible Requirements</text:p>
          </table:table-cell>
          <table:table-cell table:number-columns-repeated="1021"/>
        </table:table-row>
        <table:table-row table:style-name="ro10">
          <table:table-cell table:number-columns-repeated="3"/>
          <table:table-cell table:style-name="ce14" office:value-type="string">
            <text:p><text:span text:style-name="T1">Web module</text:span><text:span text:style-name="T2"> can run on Windows/Linux</text:span>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1" office:value-type="string">
            <text:p>Android App<text:span text:style-name="T2"> can run on Android 2.x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_xlnm.Print_Area" table:base-cell-address="$'I.Problem Statement'.$A$1" table:cell-range-address="$'I.Problem Statement'.$A$1:.$AE$42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number:date-style style:name="N10106" number:language="vi" number:country="VN">
      <number:day number:style="long"/>
      <number:text>-</number:text>
      <number:month number:textual="true"/>
      <number:text>-</number:text>
      <number:year/>
    </number:date-style>
    <number:date-style style:name="N10107" number:language="vi" number:country="VN">
      <number:day number:style="long"/>
      <number:text>-</number:text>
      <number:month number:textual="true"/>
    </number:date-style>
    <number:date-style style:name="N10108" number:language="vi" number:country="VN">
      <number:month number:textual="true"/>
      <number:text>-</number:text>
      <number:year/>
    </number:date-style>
    <number:time-style style:name="N10109" number:language="vi" number:country="VN">
      <number:hours/>
      <number:text>:</number:text>
      <number:minutes number:style="long"/>
      <number:text> </number:text>
      <number:am-pm/>
    </number:time-style>
    <number:time-style style:name="N10110" number:language="vi" number:country="V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1" number:language="vi" number:country="VN">
      <number:hours/>
      <number:text>:</number:text>
      <number:minutes number:style="long"/>
    </number:time-style>
    <number:time-style style:name="N10112" number:language="vi" number:country="VN">
      <number:hours/>
      <number:text>:</number:text>
      <number:minutes number:style="long"/>
      <number:text>:</number:text>
      <number:seconds number:style="long"/>
    </number:time-style>
    <number:date-style style:name="N10113" number:language="vi" number:country="VN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4P0" style:volatile="true" number:language="vi" number:country="VN">
      <number:number number:decimal-places="0" number:min-integer-digits="1" number:grouping="true"/>
      <number:text>   </number:text>
    </number:number-style>
    <number:number-style style:name="N10114" number:language="vi" number:country="VN"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vi" number:country="VN">
      <number:number number:decimal-places="0" number:min-integer-digits="1" number:grouping="true"/>
      <number:text>   </number:text>
    </number:number-style>
    <number:number-style style:name="N10115" number:language="vi" number:country="VN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vi" number:country="VN">
      <number:number number:decimal-places="2" number:min-integer-digits="1" number:grouping="true"/>
      <number:text>   </number:text>
    </number:number-style>
    <number:number-style style:name="N10116" number:language="vi" number:country="VN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vi" number:country="VN">
      <number:number number:decimal-places="2" number:min-integer-digits="1" number:grouping="true"/>
      <number:text>   </number:text>
    </number:number-style>
    <number:number-style style:name="N10117" number:language="vi" number:country="VN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vi" number:country="VN">
      <number:number number:decimal-places="0" number:min-integer-digits="1" number:grouping="true"/>
      <number:text>    </number:text>
    </number:number-style>
    <number:number-style style:name="N10118P1" style:volatile="true" number:language="vi" number:country="VN">
      <number:text>-</number:text>
      <number:number number:decimal-places="0" number:min-integer-digits="1" number:grouping="true"/>
      <number:text>    </number:text>
    </number:number-style>
    <number:number-style style:name="N10118P2" style:volatile="true" number:language="vi" number:country="VN">
      <number:text> -    </number:text>
    </number:number-style>
    <number:text-style style:name="N10118" number:language="vi" number:country="VN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9P0" style:volatile="true" number:language="vi" number:country="VN">
      <number:number number:decimal-places="0" number:min-integer-digits="1" number:grouping="true"/>
      <number:text> ₫ </number:text>
    </number:number-style>
    <number:number-style style:name="N10119P1" style:volatile="true" number:language="vi" number:country="VN">
      <number:text>-</number:text>
      <number:number number:decimal-places="0" number:min-integer-digits="1" number:grouping="true"/>
      <number:text> ₫ </number:text>
    </number:number-style>
    <number:number-style style:name="N10119P2" style:volatile="true" number:language="vi" number:country="VN">
      <number:text> - ₫ </number:text>
    </number:number-style>
    <number:text-style style:name="N10119" number:language="vi" number:country="VN"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vi" number:country="VN">
      <number:number number:decimal-places="2" number:min-integer-digits="1" number:grouping="true"/>
      <number:text>    </number:text>
    </number:number-style>
    <number:number-style style:name="N10120P1" style:volatile="true" number:language="vi" number:country="VN">
      <number:text>-</number:text>
      <number:number number:decimal-places="2" number:min-integer-digits="1" number:grouping="true"/>
      <number:text>    </number:text>
    </number:number-style>
    <number:number-style style:name="N10120P2" style:volatile="true" number:language="vi" number:country="VN">
      <number:text> -</number:text>
      <number:number number:decimal-places="0" number:min-integer-digits="0"/>
      <number:text>    </number:text>
    </number:number-style>
    <number:text-style style:name="N10120" number:language="vi" number:country="VN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vi" number:country="VN">
      <number:number number:decimal-places="2" number:min-integer-digits="1" number:grouping="true"/>
      <number:text> ₫ </number:text>
    </number:number-style>
    <number:number-style style:name="N10121P1" style:volatile="true" number:language="vi" number:country="VN">
      <number:text>-</number:text>
      <number:number number:decimal-places="2" number:min-integer-digits="1" number:grouping="true"/>
      <number:text> ₫ </number:text>
    </number:number-style>
    <number:number-style style:name="N10121P2" style:volatile="true" number:language="vi" number:country="VN">
      <number:text> -</number:text>
      <number:number number:decimal-places="0" number:min-integer-digits="0"/>
      <number:text> ₫ </number:text>
    </number:number-style>
    <number:text-style style:name="N10121" number:language="vi" number:country="VN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time-style style:name="N10122" number:language="vi" number:country="VN">
      <number:minutes number:style="long"/>
      <number:text>:</number:text>
      <number:seconds number:style="long"/>
    </number:time-style>
    <number:time-style style:name="N10123" number:language="vi" number:country="V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4" number:language="vi" number:country="VN">
      <number:minutes number:style="long"/>
      <number:text>:</number:text>
      <number:seconds number:style="long" number:decimal-places="1"/>
    </number:time-style>
    <number:number-style style:name="N10125" number:language="vi" number:country="V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3in" fo:margin-bottom="0.3in" fo:margin-left="0.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in" fo:margin-left="0in" fo:margin-right="0in" fo:margin-bottom="0.0472in"/>
      </style:header-style>
      <style:footer-style>
        <style:header-footer-properties fo:min-height="0.2in" fo:margin-left="0in" fo:margin-right="0in" fo:margin-top="0.05in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3">03/13/2012</text:date>, <text:time>13:0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.Problem_20_Statement" style:display-name="PageStyle_I.Problem Statement" style:page-layout-name="Mpm3">
      <style:header>
        <style:region-right>
          <text:p><text:span text:style-name="MT1">IDictionary - High level requirement</text:span></text:p>
        </style:region-right>
      </style:header>
      <style:header-left style:display="false"/>
      <style:footer>
        <style:region-left>
          <text:p><text:span text:style-name="MT1">Copyright 2011, Open-Ones Group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editing-duration>PT4H52M18S</meta:editing-duration>
    <meta:editing-cycles>3</meta:editing-cycles>
    <dc:description>@ Open-Ones</dc:description>
    <meta:keyword>High level requirement HLR</meta:keyword>
    <dc:title>High level requirement</dc:title>
    <meta:creation-date>2012-03-13T08:11:34.31</meta:creation-date>
    <meta:initial-creator>Thach Le</meta:initial-creator>
    <dc:date>2012-03-13T13:03:29.54</dc:date>
    <dc:creator>Thach Le</dc:creator>
    <meta:document-statistic meta:table-count="1" meta:cell-count="40" meta:object-count="0"/>
  </office:meta>
</office:document-meta>
</file>